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Andale Mono1" svg:font-family="'Andale Mono'" style:font-pitch="fixed"/>
    <style:font-face style:name="Courier New1" svg:font-family="'Courier New'" style:font-family-generic="modern" style:font-pitch="fixed"/>
    <style:font-face style:name="Andale Mono" svg:font-family="'Andale Mono'" style:font-pitch="variable"/>
    <style:font-face style:name="Arial2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Courier New3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7.3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draw:fill="none" fo:min-height="18.35cm"/>
    </style:style>
    <style:style style:name="gr5" style:family="graphic" style:parent-style-name="standard">
      <style:graphic-properties draw:stroke="solid" draw:fill="none" fo:min-height="18.35cm"/>
    </style:style>
    <style:style style:name="gr6" style:family="graphic" style:parent-style-name="standard">
      <style:graphic-properties draw:stroke="none" draw:fill="none" fo:min-height="0.396cm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2" style:family="presentation" style:parent-style-name="Blank-subtitle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7" style:family="presentation" style:parent-style-name="Blank-subtitle">
      <style:graphic-properties draw:stroke="none" svg:stroke-width="0cm" draw:fill="none" draw:fill-color="#ffffff" draw:textarea-vertical-align="top" draw:auto-grow-height="false" draw:fit-to-size="shrink-to-fit" fo:min-height="12.179cm" fo:padding-top="0cm" fo:padding-bottom="0cm" fo:padding-left="0cm" fo:padding-right="0cm" fo:wrap-option="wrap"/>
    </style:style>
    <style:style style:name="pr8" style:family="presentation" style:parent-style-name="Blank-notes">
      <style:graphic-properties draw:fill-color="#ffffff" fo:min-height="13.364cm"/>
    </style:style>
    <style:style style:name="pr9" style:family="presentation" style:parent-style-name="Blank-subtitle">
      <style:graphic-properties draw:stroke="none" draw:fill="none" draw:textarea-vertical-align="top" fo:min-height="16.6cm"/>
    </style:style>
    <style:style style:name="pr10" style:family="presentation" style:parent-style-name="Blank-subtitle">
      <style:graphic-properties draw:stroke="none" svg:stroke-width="0cm" draw:fill="none" draw:fill-color="#ffffff" draw:textarea-vertical-align="top" draw:auto-grow-height="false" fo:min-height="12.179cm" fo:padding-top="0cm" fo:padding-bottom="0cm" fo:padding-left="0cm" fo:padding-right="0cm" fo:wrap-option="wrap"/>
    </style:style>
    <style:style style:name="P1" style:family="paragraph">
      <style:paragraph-properties fo:line-height="100%" fo:text-align="center" style:punctuation-wrap="simpl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line-height="100%" fo:text-align="center" fo:text-indent="0cm" style:punctuation-wrap="simple"/>
    </style:style>
    <style:style style:name="P4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start" fo:text-indent="0cm" style:punctuation-wrap="simple"/>
    </style:style>
    <style:style style:name="P7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8" style:family="paragraph">
      <style:text-properties style:font-name="Andale Mono1" fo:font-size="14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13" style:family="paragraph">
      <style:paragraph-properties fo:text-align="start" style:punctuation-wrap="simple"/>
    </style:style>
    <style:style style:name="P14" style:family="paragraph">
      <style:paragraph-properties fo:text-align="start"/>
    </style:style>
    <style:style style:name="P15" style:family="paragraph">
      <style:text-properties style:font-name="Courier New3" fo:font-size="14pt" style:font-size-asian="14pt" style:font-size-complex="14pt"/>
    </style:style>
    <style:style style:name="P16" style:family="paragraph">
      <style:text-properties style:font-name="Arial4" fo:font-size="18pt" style:font-size-asian="18pt" style:font-size-complex="18pt"/>
    </style:style>
    <style:style style:name="P17" style:family="paragraph">
      <style:text-properties style:font-name="Andale Mono1" fo:font-size="11pt" style:font-size-asian="11pt" style:font-size-complex="11pt"/>
    </style:style>
    <style:style style:name="P18" style:family="paragraph">
      <style:text-properties style:font-name="Andale Mono1" fo:font-size="13pt" style:font-size-asian="13pt" style:font-size-complex="13pt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left="0cm" fo:margin-right="0cm" fo:line-height="100%" fo:text-align="start" fo:text-indent="0cm" style:punctuation-wrap="simple" style:font-independent-line-spacing="true"/>
      <style:text-properties fo:font-size="22pt" style:font-size-asian="22pt" style:font-size-complex="22pt"/>
    </style:style>
    <style:style style:name="T1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3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4" style:family="text">
      <style:text-properties style:text-line-through-style="none" style:text-line-through-type="none" style:font-name="Courier New1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5" style:family="text">
      <style:text-properties style:text-line-through-style="none" style:text-line-through-type="none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style:font-name="Andale Mono1" fo:font-size="14pt" style:font-size-asian="14pt" style:font-size-complex="14pt"/>
    </style:style>
    <style:style style:name="T7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8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style:text-line-through-style="none" style:text-line-through-type="none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style:text-line-through-style="none" style:text-line-through-type="none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style:text-line-through-style="none" style:text-line-through-type="none" style:font-name="Arial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3" style:family="text">
      <style:text-properties style:text-line-through-style="none" style:text-line-through-type="none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style:text-line-through-style="none" style:text-line-through-type="none" style:text-position="super 58%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style:text-line-through-style="none" style:text-line-through-type="none" style:text-position="super 58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6" style:family="text">
      <style:text-properties fo:color="#00ae00" style:text-line-through-style="none" style:text-line-through-type="none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7" style:family="text">
      <style:text-properties fo:color="#0047ff" style:text-line-through-style="none" style:text-line-through-type="none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color="#0047ff" style:text-line-through-style="none" style:text-line-through-type="none" style:text-position="super 58%" style:font-name="Bitstream Charter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9" style:family="text">
      <style:text-properties style:text-line-through-style="none" style:text-line-through-type="none" style:font-name="Bitstream Charter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0" style:family="text">
      <style:text-properties style:text-line-through-style="none" style:text-line-through-type="none" style:font-name="Arial" fo:font-size="26pt" fo:letter-spacing="normal" style:text-underline-style="none" fo:font-weight="normal" style:font-size-asian="26pt" style:font-weight-asian="normal" style:font-size-complex="26pt" style:font-weight-complex="normal"/>
    </style:style>
    <style:style style:name="T21" style:family="text">
      <style:text-properties style:text-line-through-style="none" style:text-line-through-type="none" style:font-name="Arial" fo:font-size="26pt" fo:letter-spacing="normal" style:text-underline-style="none" fo:font-weight="bold" style:font-size-asian="26pt" style:font-weight-asian="bold" style:font-size-complex="26pt" style:font-weight-complex="bold"/>
    </style:style>
    <style:style style:name="T22" style:family="text">
      <style:text-properties style:text-line-through-style="none" style:text-line-through-type="none" style:text-position="super 58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style:text-line-through-style="none" style:text-line-through-type="none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style:text-line-through-style="none" style:text-line-through-type="none" style:font-name="Courier New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style:text-line-through-style="none" style:text-line-through-type="none" style:text-position="super 58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style:text-line-through-style="none" style:text-line-through-type="none" style:text-position="super 7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style:text-line-through-style="none" style:text-line-through-type="none" style:text-position="0% 100%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style:text-line-through-style="none" style:text-line-through-type="none" style:font-name="Arial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style:text-line-through-style="none" style:text-line-through-type="none" style:font-name="Courier New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style:font-name="Arial4" fo:font-size="18pt" style:font-size-asian="18pt" style:font-size-complex="18pt"/>
    </style:style>
    <style:style style:name="T32" style:family="text">
      <style:text-properties style:font-name="Courier New3" fo:font-size="14pt" style:font-size-asian="14pt" style:font-size-complex="14pt"/>
    </style:style>
    <style:style style:name="T33" style:family="text">
      <style:text-properties style:font-name="Arial4" fo:font-size="16pt" style:font-size-asian="16pt" style:font-size-complex="16pt"/>
    </style:style>
    <style:style style:name="T34" style:family="text">
      <style:text-properties style:font-name="Courier New3" fo:font-size="14pt" fo:font-weight="bold" style:font-size-asian="14pt" style:font-weight-asian="bold" style:font-size-complex="14pt" style:font-weight-complex="bold"/>
    </style:style>
    <style:style style:name="T35" style:family="text">
      <style:text-properties style:font-name="Andale Mono1" fo:font-size="11pt" style:font-size-asian="11pt" style:font-size-complex="11pt"/>
    </style:style>
    <style:style style:name="T36" style:family="text">
      <style:text-properties style:font-name="Andale Mono1" fo:font-size="13pt" style:font-size-asian="13pt" style:font-size-complex="13pt"/>
    </style:style>
    <style:style style:name="T37" style:family="text">
      <style:text-properties style:text-line-through-style="none" style:text-line-through-type="none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style:text-line-through-style="none" style:text-line-through-type="none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style:text-line-through-style="none" style:text-line-through-type="none" style:font-name="Arial4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40" style:family="text">
      <style:text-properties style:text-line-through-style="none" style:text-line-through-type="none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1" style:family="text">
      <style:text-properties style:text-line-through-style="none" style:text-line-through-type="none" style:font-name="Arial4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2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43" style:family="text">
      <style:text-properties style:text-line-through-style="none" style:text-line-through-type="none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" draw:style-name="dp1" draw:master-page-name="Blank" presentation:presentation-page-layout-name="AL1T0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Subtitle 2" presentation:style-name="pr2" draw:text-style-name="P2" draw:layer="layout" svg:width="25.198cm" svg:height="14.505cm" svg:x="1.602cm" svg:y="4.295cm" presentation:class="subtitle" presentation:user-transformed="true">
          <draw:text-box>
            <text:p text:style-name="P3"><text:span text:style-name="T1">17th February 2016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Recap" draw:style-name="dp1" draw:master-page-name="Title_20_and_20_Content" presentation:presentation-page-layout-name="AL2T11">
        <draw:frame draw:name="Title 1" presentation:style-name="pr4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Recap</text:span></text:p>
          </draw:text-box>
        </draw:frame>
        <draw:frame draw:name="Subtitle 2" presentation:style-name="pr5" draw:text-style-name="P2" draw:layer="layout" svg:width="24.638cm" svg:height="14.386cm" svg:x="1.4cm" svg:y="4.914cm" presentation:class="outline" presentation:user-transformed="true">
          <draw:text-box>
            <text:p text:style-name="P4"><text:span text:style-name="T2">Last time we looked at :-</text:span></text:p>
            <text:p text:style-name="P4"><text:span text:style-name="T2"/></text:p>
            <text:list text:style-name="L3">
              <text:list-item>
                <text:p text:style-name="P4"><text:span text:style-name="T3">State diagrams</text:span></text:p>
              </text:list-item>
              <text:list-item>
                <text:p text:style-name="P4"><text:span text:style-name="T3">Enumerations</text:span></text:p>
                <text:list>
                  <text:list-item>
                    <text:p text:style-name="P5"><text:span text:style-name="T4">enum Colours {Red, Green, Blue, Violet};</text:span></text:p>
                  </text:list-item>
                </text:list>
              </text:list-item>
              <text:list-item>
                <text:p text:style-name="P4"><text:span text:style-name="T3">The calculator, adding some more things to it</text:span></text:p>
              </text:list-item>
            </text:list>
            <text:p text:style-name="P4"><text:span text:style-name="T3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" presentation:class="page"/>
          <draw:frame draw:name="Notes Placeholder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Homework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7" draw:text-style-name="P7" draw:layer="layout" svg:width="24.638cm" svg:height="14.786cm" svg:x="1.4cm" svg:y="4.914cm" presentation:class="subtitle" presentation:user-transformed="true">
          <draw:text-box>
            <text:p text:style-name="P6"><text:span text:style-name="T5">How did you get on with the homework?</text:span></text:p>
            <text:p text:style-name="P6"><text:span text:style-name="T5"/></text:p>
            <text:p text:style-name="P6"><text:span text:style-name="T5">Specimen solution :-</text:span></text:p>
            <text:p text:style-name="P6"><text:span text:style-name="T5"/></text:p>
            <text:list text:style-name="L1">
              <text:list-header>
                <text:p text:style-name="P6"><text:span text:style-name="T5">Show in Netbeans</text:span></text:p>
              </text:list-header>
            </text:list>
            <text:p text:style-name="P6"><text:span text:style-name="T5"/></text:p>
            <text:p text:style-name="P6"><text:span text:style-name="T5">Things I was looking for :-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4" draw:style-name="dp1" draw:master-page-name="Blank">
        <draw:frame draw:style-name="gr2" draw:text-style-name="P8" draw:layer="layout" svg:width="23.061cm" svg:height="17.6cm" svg:x="2.532cm" svg:y="1.8cm">
          <draw:text-box>
            <text:p><text:span text:style-name="T6"/></text:p>
            <text:p><text:span text:style-name="T6"/></text:p>
            <text:p><text:span text:style-name="T6">else if (strcmp(operation, "*") == 0)</text:span></text:p>
            <text:p><text:span text:style-name="T6"/></text:p>
            <text:p><text:span text:style-name="T6"><text:s text:c="5"/></text:span><text:span text:style-name="T6">printf("%ld * %ld = %ld\n", number1, number2, number1 * number2);</text:span></text:p>
            <text:p><text:span text:style-name="T6"/></text:p>
            <text:p><text:span text:style-name="T6">else if (strcmp(operation, "/") == 0) {</text:span></text:p>
            <text:p><text:span text:style-name="T6"/></text:p>
            <text:p><text:span text:style-name="T6"><text:s text:c="5"/></text:span><text:span text:style-name="T7">if (number2 == 0) {</text:span></text:p>
            <text:p><text:span text:style-name="T7"/></text:p>
            <text:p><text:span text:style-name="T7"><text:s text:c="12"/></text:span><text:span text:style-name="T7">printf("Caught division by zero error\n");</text:span></text:p>
            <text:p><text:span text:style-name="T6"/></text:p>
            <text:p><text:span text:style-name="T7"><text:s text:c="5"/></text:span><text:span text:style-name="T7">} else</text:span></text:p>
            <text:p><text:span text:style-name="T7"/></text:p>
            <text:p><text:span text:style-name="T7"><text:s text:c="10"/></text:span><text:span text:style-name="T7">printf("%ld / %ld = %ld\n", number1,</text:span></text:p>
            <text:p><text:span text:style-name="T7"><text:s text:c="38"/></text:span><text:span text:style-name="T7">number2,</text:span></text:p>
            <text:p><text:span text:style-name="T7"><text:s text:c="38"/></text:span><text:span text:style-name="T7">number1 / number2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oday we'll ...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his time</text:span></text:p>
          </draw:text-box>
        </draw:frame>
        <draw:frame draw:name="Subtitle 2" presentation:style-name="pr7" draw:text-style-name="P2" draw:layer="layout" svg:width="24.038cm" svg:height="14.586cm" svg:x="2cm" svg:y="4.914cm" presentation:class="subtitle" presentation:user-transformed="true">
          <draw:text-box>
            <text:p text:style-name="P6"><text:span text:style-name="T8">Today we will look at :-</text:span></text:p>
            <text:p text:style-name="P6"><text:span text:style-name="T1"/></text:p>
            <text:p text:style-name="P6"><text:span text:style-name="T9"/></text:p>
            <text:list text:style-name="L5">
              <text:list-item>
                <text:p text:style-name="P6"><text:span text:style-name="T9">Adding more to the calculator:-</text:span></text:p>
                <text:p text:style-name="P6"><text:span text:style-name="T9"/></text:p>
                <text:list>
                  <text:list-item>
                    <text:list>
                      <text:list-item>
                        <text:p text:style-name="P6"><text:span text:style-name="T9">raise-to-power function</text:span></text:p>
                      </text:list-item>
                      <text:list-item>
                        <text:p text:style-name="P6"><text:span text:style-name="T9">test-driven development</text:span></text:p>
                      </text:list-item>
                      <text:list-item>
                        <text:p text:style-name="P6"><text:span text:style-name="T9">factorial function</text:span></text:p>
                      </text:list-item>
                    </text:list>
                  </text:list-item>
                </text:list>
                <text:p text:style-name="P6"><text:span text:style-name="T9"/></text:p>
                <text:p text:style-name="P6"><text:span text:style-name="T10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Title" draw:style-name="dp3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itle</text:span></text:p>
          </draw:text-box>
        </draw:frame>
        <draw:frame draw:name="Subtitle 2" presentation:style-name="pr7" draw:text-style-name="P2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1"><text:s/></text:span><text:span text:style-name="T1">Blank slide</text:span></text:p>
              </text:list-item>
              <text:list-item>
                <text:p text:style-name="P6"><text:span text:style-name="T1"><text:s/></text:span><text:span text:style-name="T1">this is some text</text:span></text:p>
              </text:list-item>
            </text:list>
            <text:p text:style-name="P6"><text:span text:style-name="T1"/></text:p>
            <text:p text:style-name="P6"><text:span text:style-name="T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alculator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11"><text:s/></text:span><text:span text:style-name="T11">We currently have :-</text:span></text:p>
                <text:p text:style-name="P6"><text:span text:style-name="T11"/></text:p>
              </text:list-item>
              <text:list-item>
                <text:p text:style-name="P6"><text:span text:style-name="T11"><text:s/></text:span><text:span text:style-name="T11">Four binary functions (or operations):- <text:s/>+ - * /</text:span></text:p>
                <text:p text:style-name="P6"><text:span text:style-name="T11"/></text:p>
                <text:p text:style-name="P6"><text:span text:style-name="T11">(Called binary because they take two numbers, or operands)</text:span></text:p>
              </text:list-item>
            </text:list>
            <text:p text:style-name="P6"><text:span text:style-name="T11"/></text:p>
            <text:p text:style-name="P6"><text:span text:style-name="T11"><text:tab/></text:span><text:span text:style-name="T11"> <text:s text:c="23"/></text:span><text:span text:style-name="T11">2</text:span><text:span text:style-name="T11"><text:tab/></text:span><text:span text:style-name="T11"> + <text:s text:c="4"/>2 <text:s text:c="3"/>= <text:s text:c="3"/>4</text:span></text:p>
            <text:p text:style-name="P6"><text:span text:style-name="T11"/></text:p>
          </draw:text-box>
        </draw:frame>
        <draw:custom-shape draw:style-name="gr3" draw:text-style-name="P10" draw:layer="layout" svg:width="5cm" svg:height="1.8cm" svg:x="9.2cm" svg:y="16cm">
          <text:p text:style-name="P10">Operation</text:p>
          <draw:enhanced-geometry svg:viewBox="0 0 21600 21600" draw:text-areas="800 800 20800 20800" draw:type="round-rectangular-callout" draw:modifiers="6154.76904619076 -28160.35535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0" draw:layer="layout" svg:width="5cm" svg:height="1.8cm" svg:x="3cm" svg:y="16cm">
          <text:p text:style-name="P10">Operand</text:p>
          <draw:enhanced-geometry svg:viewBox="0 0 21600 21600" draw:text-areas="800 800 20800 20800" draw:type="round-rectangular-callout" draw:modifiers="24627.7144571086 -27404.7751249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0" draw:layer="layout" svg:width="5cm" svg:height="1.8cm" svg:x="16.4cm" svg:y="16cm">
          <text:p text:style-name="P10">Other Operand</text:p>
          <draw:enhanced-geometry svg:viewBox="0 0 21600 21600" draw:text-areas="800 800 20800 20800" draw:type="round-rectangular-callout" draw:modifiers="-15544.5710857828 -28160.3553581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8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Unary and binary functions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11"><text:s/></text:span><text:span text:style-name="T11">An </text:span><text:span text:style-name="T12">unary</text:span><text:span text:style-name="T11"> function is one that takes only </text:span><text:span text:style-name="T12">one</text:span><text:span text:style-name="T11"> operand.</text:span></text:p>
                <text:p text:style-name="P6"><text:span text:style-name="T11"/></text:p>
              </text:list-item>
              <text:list-item>
                <text:p text:style-name="P6"><text:span text:style-name="T11"><text:s/></text:span><text:span text:style-name="T11">Can you think of any common ones?</text:span></text:p>
                <text:p text:style-name="P6"><text:span text:style-name="T11"/></text:p>
              </text:list-item>
              <text:list-item>
                <text:p text:style-name="P6"><text:span text:style-name="T11"><text:s/></text:span><text:span text:style-name="T11">Hint - look on a calculator.</text:span></text:p>
                <text:p text:style-name="P6"><text:span text:style-name="T11"/></text:p>
                <text:p text:style-name="P6"><text:span text:style-name="T11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Unary and binary functions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11"><text:s/></text:span><text:span text:style-name="T11">From my calculator :-</text:span></text:p>
                <text:p text:style-name="P6"><text:span text:style-name="T11"/></text:p>
              </text:list-item>
              <text:list-item>
                <text:p text:style-name="P6"><text:span text:style-name="T11"><text:s/></text:span><text:span text:style-name="T13">1/x</text:span><text:span text:style-name="T13"><text:tab/></text:span><text:span text:style-name="T13"><text:tab/></text:span><text:span text:style-name="T13">sqrt(x)</text:span><text:span text:style-name="T13"><text:tab/></text:span><text:span text:style-name="T13">x</text:span><text:span text:style-name="T14">2</text:span><text:span text:style-name="T13"><text:tab/></text:span><text:span text:style-name="T13"><text:tab/></text:span><text:span text:style-name="T13"><text:tab/></text:span><text:span text:style-name="T13">log(x)</text:span><text:span text:style-name="T13"><text:tab/></text:span><text:span text:style-name="T13"><text:tab/></text:span><text:span text:style-name="T13">ln(x)</text:span></text:p>
              </text:list-item>
              <text:list-item>
                <text:p text:style-name="P6"><text:span text:style-name="T13"><text:s text:c="2"/></text:span><text:span text:style-name="T13">sin(x)</text:span><text:span text:style-name="T13"><text:tab/></text:span><text:span text:style-name="T13">cos(x)</text:span><text:span text:style-name="T13"><text:tab/></text:span><text:span text:style-name="T13"><text:tab/></text:span><text:span text:style-name="T13">tan(x)</text:span><text:span text:style-name="T13"><text:tab/></text:span><text:span text:style-name="T13">x!</text:span></text:p>
                <text:p text:style-name="P6"><text:span text:style-name="T11"/></text:p>
                <text:p text:style-name="P6"><text:span text:style-name="T11"/></text:p>
              </text:list-item>
              <text:list-item>
                <text:p text:style-name="P6"><text:span text:style-name="T11"><text:s/></text:span><text:span text:style-name="T11">How many of these need floating-point numbers?</text:span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0" draw:style-name="dp1" draw:master-page-name="Blank">
        <draw:frame presentation:style-name="pr9" draw:text-style-name="P6" draw:layer="layout" svg:width="25.4cm" svg:height="16.6cm" svg:x="1.2cm" svg:y="3.4cm">
          <draw:text-box>
            <text:list text:style-name="L1">
              <text:list-header>
                <text:p text:style-name="P6"><text:span text:style-name="T11"/></text:p>
              </text:list-header>
              <text:list-item>
                <text:p text:style-name="P6"><text:span text:style-name="T11"><text:s/></text:span><text:span text:style-name="T11">Answer:- All except x</text:span><text:span text:style-name="T15">2</text:span><text:span text:style-name="T11"> and factorial</text:span></text:p>
                <text:p text:style-name="P6"><text:span text:style-name="T11"/></text:p>
              </text:list-item>
              <text:list-item>
                <text:p text:style-name="P6"><text:span text:style-name="T16">1/x</text:span><text:span text:style-name="T16"><text:tab/></text:span><text:span text:style-name="T16"><text:tab/></text:span><text:span text:style-name="T16">sqrt(x)</text:span><text:span text:style-name="T16"><text:tab/></text:span><text:span text:style-name="T17">x</text:span><text:span text:style-name="T18">2</text:span><text:span text:style-name="T16"><text:tab/></text:span><text:span text:style-name="T16"><text:tab/></text:span><text:span text:style-name="T16"><text:tab/></text:span><text:span text:style-name="T16">log(x)</text:span><text:span text:style-name="T16"><text:tab/></text:span><text:span text:style-name="T16"><text:tab/></text:span><text:span text:style-name="T16">ln(x)</text:span></text:p>
              </text:list-item>
              <text:list-item>
                <text:p text:style-name="P6"><text:span text:style-name="T16"><text:s text:c="2"/></text:span><text:span text:style-name="T16">sin(x)</text:span><text:span text:style-name="T16"><text:tab/></text:span><text:span text:style-name="T16">cos(x)</text:span><text:span text:style-name="T16"><text:tab/></text:span><text:span text:style-name="T16"><text:tab/></text:span><text:span text:style-name="T16">tan(x)</text:span><text:span text:style-name="T16"><text:tab/></text:span><text:span text:style-name="T17">x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Aside - factorial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11"><text:s/></text:span><text:span text:style-name="T11">The factorial of a number </text:span><text:span text:style-name="T12">n</text:span><text:span text:style-name="T11"> is this :-</text:span></text:p>
                <text:p text:style-name="P6"><text:span text:style-name="T11"/></text:p>
                <text:p text:style-name="P6"><text:span text:style-name="T19"><text:s/></text:span><text:span text:style-name="T19">n * (n-1) * (n - 2) * (n-3) * …. * 1</text:span></text:p>
                <text:p text:style-name="P6"><text:span text:style-name="T13"/></text:p>
                <text:p text:style-name="P6"><text:span text:style-name="T11">Written as n!</text:span></text:p>
                <text:p text:style-name="P6"><text:span text:style-name="T11"/></text:p>
                <text:p text:style-name="P6"><text:span text:style-name="T11">So 5! = 5 * 4 * 3 * 2 * 1</text:span></text:p>
                <text:p text:style-name="P6"><text:span text:style-name="T11"/></text:p>
                <text:p text:style-name="P6"><text:span text:style-name="T11"><text:s/></text:span><text:span text:style-name="T11">= 120</text:span></text:p>
                <text:p text:style-name="P6"><text:span text:style-name="T11"/></text:p>
                <text:p text:style-name="P6"><text:span text:style-name="T11">1! is 1</text:span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Adding % and ^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6"><text:span text:style-name="T9"/></text:p>
            <text:list text:style-name="L5">
              <text:list-item>
                <text:p text:style-name="P6"><text:span text:style-name="T9">Adding a % operator is easy, as C has one already.</text:span></text:p>
                <text:p text:style-name="P6"><text:span text:style-name="T9"/></text:p>
              </text:list-item>
              <text:list-item>
                <text:p text:style-name="P6"><text:span text:style-name="T9">Add this now in NB.</text:span></text:p>
                <text:p text:style-name="P6"><text:span text:style-name="T9"/></text:p>
              </text:list-item>
              <text:list-item>
                <text:p text:style-name="P6"><text:span text:style-name="T9">^ (raise to a power) is slightly harder, we'll have to write our own function to do it.</text:span></text:p>
                <text:p text:style-name="P6"><text:span text:style-name="T9"/></text:p>
              </text:list-item>
              <text:list-item>
                <text:p text:style-name="P6"><text:span text:style-name="T9">There is a pow() function in the math library, but it uses floating point types. <text:s/>Writing our own for integers is better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3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Coding our powerl() function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20"><text:s/></text:span><text:span text:style-name="T20">We look at the </text:span><text:span text:style-name="T21">exponent</text:span><text:span text:style-name="T20"> - the number we're raising </text:span><text:span text:style-name="T21">to</text:span></text:p>
                <text:p text:style-name="P6"><text:span text:style-name="T11"/></text:p>
                <text:p text:style-name="P6"><text:span text:style-name="T11"/></text:p>
                <text:p text:style-name="P6"><text:span text:style-name="T1"><text:s text:c="12"/></text:span><text:span text:style-name="T1">5</text:span><text:span text:style-name="T22">3</text:span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</text:list-item>
              <text:list-item>
                <text:p text:style-name="P6"><text:span text:style-name="T11"><text:s/></text:span><text:span text:style-name="T11">We want to calculate 5 * 5 * 5</text:span></text:p>
              </text:list-item>
              <text:list-item>
                <text:p text:style-name="P6"><text:span text:style-name="T11"><text:s/></text:span><text:span text:style-name="T11">Clearly, some kind of loop will be needed. <text:s/>But how many times to loop?</text:span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</text:list-item>
            </text:list>
          </draw:text-box>
        </draw:frame>
        <draw:custom-shape draw:style-name="gr3" draw:text-style-name="P10" draw:layer="layout" svg:width="5cm" svg:height="2.4cm" svg:x="13.4cm" svg:y="8.2cm">
          <text:p text:style-name="P10">Exponent</text:p>
          <draw:enhanced-geometry svg:viewBox="0 0 21600 21600" draw:text-areas="800 800 20800 20800" draw:type="round-rectangular-callout" draw:modifiers="-19876.6646670666 4795.002082465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0" draw:layer="layout" svg:width="5cm" svg:height="2.4cm" svg:x="8.4cm" svg:y="11.2cm">
          <text:p text:style-name="P10">number</text:p>
          <text:p text:style-name="P10">(or base)</text:p>
          <draw:enhanced-geometry svg:viewBox="0 0 21600 21600" draw:text-areas="800 800 20800 20800" draw:type="round-rectangular-callout" draw:modifiers="-466.466706658668 -13116.53477717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4.847cm" svg:height="11.134cm" svg:x="3.074cm" svg:y="2.258cm" draw:page-number="1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4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werl()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item>
                <text:p text:style-name="P6"><text:span text:style-name="T11"><text:s/></text:span><text:span text:style-name="T11">It looks like we loop twice, that's one less than the exponent.</text:span></text:p>
                <text:p text:style-name="P6"><text:span text:style-name="T11"/></text:p>
              </text:list-item>
              <text:list-item>
                <text:p text:style-name="P6"><text:span text:style-name="T11"><text:s/></text:span><text:span text:style-name="T11">So in psuedo code, the function to calculate 5 ^ 3 might be:</text:span></text:p>
                <text:p text:style-name="P6"><text:span text:style-name="T11"/></text:p>
              </text:list-item>
              <text:list-item>
                <text:p text:style-name="P6"><text:span text:style-name="T11">Start with 5</text:span></text:p>
              </text:list-item>
              <text:list-item>
                <text:p text:style-name="P6"><text:span text:style-name="T11">(a) </text:span></text:p>
              </text:list-item>
              <text:list-item>
                <text:p text:style-name="P6"><text:span text:style-name="T11">multiply by 5</text:span></text:p>
              </text:list-item>
              <text:list-item>
                <text:p text:style-name="P6"><text:span text:style-name="T11">take one from exponent</text:span></text:p>
              </text:list-item>
              <text:list-item>
                <text:p text:style-name="P6"><text:span text:style-name="T11">loop back to (a) if exponent &gt; 1</text:span></text:p>
              </text:list-item>
              <text:list-item>
                <text:p text:style-name="P6"><text:span text:style-name="T11">done</text:span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5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seudocode</text:span></text:p>
          </draw:text-box>
        </draw:frame>
        <draw:frame draw:name="Subtitle 2" presentation:style-name="pr7" draw:text-style-name="P9" draw:layer="layout" svg:width="24.638cm" svg:height="14.386cm" svg:x="1.4cm" svg:y="4.914cm" presentation:class="subtitle" presentation:user-transformed="true">
          <draw:text-box>
            <text:list text:style-name="L1">
              <text:list-header>
                <text:p text:style-name="P6"><text:span text:style-name="T11"/></text:p>
                <text:p text:style-name="P6"><text:span text:style-name="T11"/></text:p>
              </text:list-header>
              <text:list-item>
                <text:p text:style-name="P6"><text:span text:style-name="T11"><text:s/></text:span><text:span text:style-name="T12">Pseudocode</text:span><text:span text:style-name="T11"> is a hybrid of English and any programming language, to express ideas at a higher level than code can.</text:span></text:p>
                <text:p text:style-name="P6"><text:span text:style-name="T11"/></text:p>
              </text:list-item>
              <text:list-item>
                <text:p text:style-name="P6"><text:span text:style-name="T11"><text:s/></text:span><text:span text:style-name="T11">It is structured a bit like C, but uses words to express what is to be done.</text:span></text:p>
                <text:p text:style-name="P6"><text:span text:style-name="T11"/></text:p>
              </text:list-item>
              <text:list-item>
                <text:p text:style-name="P6"><text:span text:style-name="T11"><text:s/></text:span><text:span text:style-name="T11">This makes it able to express a complicated bit of code in simple words, to make it easier to think about, without getting lost in the small details</text:span></text:p>
                <text:p text:style-name="P6"><text:span text:style-name="T11"><text:s/></text:span></text:p>
                <text:p text:style-name="P6"><text:span text:style-name="T11"/></text:p>
                <text:p text:style-name="P6"><text:span text:style-name="T11"><text:s/></text:span></text:p>
                <text:p text:style-name="P6"><text:span text:style-name="T11"><text:s/></text:span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  <text:p text:style-name="P6"><text:span text:style-name="T11"/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</text:span></text:p>
          </draw:text-box>
        </draw:frame>
        <draw:frame draw:name="Subtitle 2" presentation:style-name="pr7" draw:text-style-name="P12" draw:layer="layout" svg:width="25.6cm" svg:height="14.386cm" svg:x="1.4cm" svg:y="4.2cm" presentation:class="subtitle" presentation:user-transformed="true">
          <draw:text-box>
            <text:list text:style-name="L1">
              <text:list-header>
                <text:p text:style-name="P6"><text:span text:style-name="T23">Lets write powerl(), using this function skeleton :-</text:span></text:p>
                <text:p text:style-name="P6"><text:span text:style-name="T23"/></text:p>
                <text:p text:style-name="P6"><text:span text:style-name="T23"/></text:p>
                <text:p text:style-name="P6"><text:span text:style-name="T24">long powerl( long base, long exponent) {</text:span></text:p>
                <text:p text:style-name="P6"><text:span text:style-name="T24"/></text:p>
                <text:p text:style-name="P6"><text:span text:style-name="T24"/></text:p>
                <text:p text:style-name="P6"><text:span text:style-name="T24">}</text:span></text:p>
                <text:p text:style-name="P6"><text:span text:style-name="T23"/></text:p>
                <text:p text:style-name="P6"><text:span text:style-name="T23"/></text:p>
              </text:list-header>
              <text:list-item>
                <text:p text:style-name="P6"><text:span text:style-name="T23">There are two main parts to this-</text:span></text:p>
              </text:list-item>
              <text:list-item>
                <text:p text:style-name="P6"><text:span text:style-name="T23">writing the bit that actually computes the result</text:span></text:p>
              </text:list-item>
              <text:list-item>
                <text:p text:style-name="P6"><text:span text:style-name="T23">handling cases when base and exponent are negative, 0 or 1.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riting powerl() 2 - special cases</text:span></text:p>
          </draw:text-box>
        </draw:frame>
        <draw:frame draw:name="Subtitle 2" presentation:style-name="pr7" draw:text-style-name="P12" draw:layer="layout" svg:width="25.6cm" svg:height="14.386cm" svg:x="1.4cm" svg:y="5.414cm" presentation:class="subtitle" presentation:user-transformed="true">
          <draw:text-box>
            <text:list text:style-name="L1">
              <text:list-header>
                <text:p text:style-name="P6"><text:span text:style-name="T23"/></text:p>
              </text:list-header>
              <text:list-item>
                <text:p text:style-name="P6"><text:span text:style-name="T23">The special cases are these -</text:span></text:p>
                <text:p text:style-name="P6"><text:span text:style-name="T23"/></text:p>
              </text:list-item>
              <text:list-item>
                <text:p text:style-name="P6"><text:span text:style-name="T23"><text:s/></text:span><text:span text:style-name="T23">We know that x</text:span><text:span text:style-name="T25">0 <text:s/></text:span><text:span text:style-name="T26">is 1, whatever x is.</text:span></text:p>
                <text:p text:style-name="P6"><text:span text:style-name="T26"/></text:p>
              </text:list-item>
              <text:list-item>
                <text:p text:style-name="P6"><text:span text:style-name="T26"><text:s/></text:span><text:span text:style-name="T26">Also that x</text:span><text:span text:style-name="T25">1 <text:s/></text:span><text:span text:style-name="T26">is x, again whatever x is.</text:span></text:p>
                <text:p text:style-name="P6"><text:span text:style-name="T26"/></text:p>
              </text:list-item>
              <text:list-item>
                <text:p text:style-name="P6"><text:span text:style-name="T26"><text:s/></text:span><text:span text:style-name="T26">1 raised to any power is 1.</text:span></text:p>
                <text:p text:style-name="P6"><text:span text:style-name="T26"/></text:p>
              </text:list-item>
              <text:list-item>
                <text:p text:style-name="P6"><text:span text:style-name="T26"><text:s/></text:span><text:span text:style-name="T26">0 raised to the 0 is a special case, and is usually defined to be 1.</text:span></text:p>
                <text:p text:style-name="P6"><text:span text:style-name="T26"/></text:p>
              </text:list-item>
              <text:list-item>
                <text:p text:style-name="P6"><text:span text:style-name="T26"><text:s/></text:span><text:span text:style-name="T26">depending on the method you use , you can show that it is 0, 1 or undefined.</text:span></text:p>
                <text:p text:style-name="P6"><text:span text:style-name="T26"/></text:p>
              </text:list-item>
              <text:list-item>
                <text:p text:style-name="P6"><text:span text:style-name="T26"><text:s/></text:span><text:span text:style-name="T26">We won't handle exponents that are negative, we'll say that's an error.</text:span></text:p>
                <text:p text:style-name="P6"><text:span text:style-name="T26"/></text:p>
              </text:list-item>
              <text:list-item>
                <text:p text:style-name="P6"><text:span text:style-name="T26"><text:s/></text:span><text:span text:style-name="T26">Negative numbers can be raised to powers quite happily. <text:s/>e.g. -1</text:span><text:span text:style-name="T27">10</text:span><text:span text:style-name="T26"> is</text:span></text:p>
                <text:p text:style-name="P6"><text:span text:style-name="T26">-1 x -1 x -1 x -1 x -1 x -1 x -1 x -1 x -1 x -1 <text:s/>= 1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8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est-driven development</text:span></text:p>
          </draw:text-box>
        </draw:frame>
        <draw:frame draw:name="Subtitle 2" presentation:style-name="pr7" draw:text-style-name="P12" draw:layer="layout" svg:width="25.6cm" svg:height="15.458cm" svg:x="1.4cm" svg:y="4.342cm" presentation:class="subtitle" presentation:user-transformed="true">
          <draw:text-box>
            <text:list text:style-name="L1">
              <text:list-header>
                <text:p text:style-name="P6"><text:span text:style-name="T23"/></text:p>
              </text:list-header>
              <text:list-item>
                <text:p text:style-name="P6"><text:span text:style-name="T26"><text:s/></text:span><text:span text:style-name="T26">In TDD, we write the test cases first. <text:s/>These check that the function returns the right answer for certain values.</text:span></text:p>
                <text:p text:style-name="P6"><text:span text:style-name="T26"/></text:p>
              </text:list-item>
              <text:list-item>
                <text:p text:style-name="P6"><text:span text:style-name="T26"><text:s/></text:span><text:span text:style-name="T26">We write a function to do the tests, and check that the answers are right, like this -</text:span></text:p>
                <text:p text:style-name="P6"><text:span text:style-name="T26"/></text:p>
              </text:list-item>
            </text:list>
            <text:p text:style-name="P6"><text:span text:style-name="T28">/*</text:span></text:p>
            <text:p text:style-name="P6"><text:span text:style-name="T28"><text:s/></text:span><text:span text:style-name="T28">* Test powerl() function</text:span></text:p>
            <text:p text:style-name="P6"><text:span text:style-name="T28"><text:s/></text:span><text:span text:style-name="T28">*/</text:span></text:p>
            <text:p text:style-name="P6"><text:span text:style-name="T28">void test(long base, long exponent, long answer) {</text:span></text:p>
            <text:p text:style-name="P6"><text:span text:style-name="T28"/></text:p>
            <text:p text:style-name="P6"><text:span text:style-name="T28"><text:s text:c="4"/></text:span><text:span text:style-name="T28">long result;</text:span></text:p>
            <text:p text:style-name="P6"><text:span text:style-name="T28"><text:s text:c="4"/></text:span><text:span text:style-name="T28">printf("checking that powerl(%ld,%ld) == %ld ", base, exponent, answer);</text:span></text:p>
            <text:p text:style-name="P6"><text:span text:style-name="T28"/></text:p>
            <text:p text:style-name="P6"><text:span text:style-name="T28"><text:s text:c="4"/></text:span><text:span text:style-name="T28">result = powerl(base, exponent);</text:span></text:p>
            <text:p text:style-name="P6"><text:span text:style-name="T28"><text:s text:c="4"/></text:span><text:span text:style-name="T28">if (result == answer)</text:span></text:p>
            <text:p text:style-name="P6"><text:span text:style-name="T28"><text:s text:c="8"/></text:span><text:span text:style-name="T28">printf("pass\n");</text:span></text:p>
            <text:p text:style-name="P6"><text:span text:style-name="T28"><text:s text:c="4"/></text:span><text:span text:style-name="T28">else</text:span></text:p>
            <text:p text:style-name="P6"><text:span text:style-name="T28"><text:s text:c="8"/></text:span><text:span text:style-name="T28">printf("FAIL, expected %ld, got %ld\n", answer, result);</text:span></text:p>
            <text:p text:style-name="P6"><text:span text:style-name="T28">}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1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Test-driven development</text:span></text:p>
          </draw:text-box>
        </draw:frame>
        <draw:frame draw:name="Subtitle 2" presentation:style-name="pr7" draw:text-style-name="P12" draw:layer="layout" svg:width="25.6cm" svg:height="15.458cm" svg:x="1.4cm" svg:y="4.342cm" presentation:class="subtitle" presentation:user-transformed="true">
          <draw:text-box>
            <text:list text:style-name="L1">
              <text:list-header>
                <text:p text:style-name="P6"><text:span text:style-name="T23"/></text:p>
              </text:list-header>
              <text:list-item>
                <text:p text:style-name="P6"><text:span text:style-name="T26"><text:s/></text:span><text:span text:style-name="T26">And use it like this :-</text:span></text:p>
                <text:p text:style-name="P6"><text:span text:style-name="T28"><text:s text:c="4"/></text:span></text:p>
              </text:list-item>
            </text:list>
            <text:p text:style-name="P6"><text:span text:style-name="T28"><text:s text:c="4"/></text:span><text:span text:style-name="T28">printf("Testing powerl:\n");</text:span></text:p>
            <text:p text:style-name="P6"><text:span text:style-name="T28"/></text:p>
            <text:p text:style-name="P6"><text:span text:style-name="T28"><text:s text:c="4"/></text:span><text:span text:style-name="T28">test(0,0,1);</text:span></text:p>
            <text:p text:style-name="P6"><text:span text:style-name="T28"><text:s text:c="4"/></text:span><text:span text:style-name="T28">test(1,0,1);</text:span></text:p>
            <text:p text:style-name="P6"><text:span text:style-name="T28"><text:s text:c="4"/></text:span><text:span text:style-name="T28">test(0,1,0);</text:span></text:p>
            <text:p text:style-name="P6"><text:span text:style-name="T28"><text:s text:c="4"/></text:span><text:span text:style-name="T28">test(1,1,1);</text:span></text:p>
            <text:p text:style-name="P6"><text:span text:style-name="T28"><text:s text:c="4"/></text:span><text:span text:style-name="T28">test(2,10,1024);</text:span></text:p>
            <text:p text:style-name="P6"><text:span text:style-name="T28"><text:s text:c="4"/></text:span><text:span text:style-name="T28">test(-1,2,1);</text:span></text:p>
            <text:p text:style-name="P6"><text:span text:style-name="T28"><text:s text:c="4"/></text:span><text:span text:style-name="T28">test(3,-2,-1); <text:s/>/* powerl returns -1 for negative exponents */</text:span></text:p>
            <text:p text:style-name="P6"><text:span text:style-name="T28"><text:s text:c="4"/></text:span></text:p>
            <text:p text:style-name="P6"><text:span text:style-name="T28"/></text:p>
            <text:p text:style-name="P6"><text:span text:style-name="T28"><text:s text:c="4"/></text:span><text:span text:style-name="T28">for (int i=10; i &gt; 0; i--) {</text:span></text:p>
            <text:p text:style-name="P6"><text:span text:style-name="T28"><text:s text:c="8"/></text:span><text:span text:style-name="T28">printf("2^%d = %ld\n", i, powerl(2,i));</text:span></text:p>
            <text:p text:style-name="P6"><text:span text:style-name="T28"><text:s text:c="4"/></text:span><text:span text:style-name="T28">}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1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0" draw:style-name="dp1" draw:master-page-name="Blank">
        <draw:frame draw:style-name="gr4" draw:layer="layout" svg:width="24.6cm" svg:height="19.612cm" svg:x="1.6cm" svg:y="1.2cm">
          <draw:text-box>
            <text:p><text:s text:c="4"/></text:p>
            <text:p>Write these in netbeans now.</text:p>
            <text:p/>
            <text:p>Add an empty powerl() function, and it should compile.</text:p>
            <text:p/>
            <text:p text:style-name="P13"><text:span text:style-name="T24">long powerl( long base, long exponent) {</text:span></text:p>
            <text:list text:style-name="L4">
              <text:list-header>
                <text:p text:style-name="P13"><text:span text:style-name="T24"/></text:p>
                <text:p text:style-name="P13"><text:span text:style-name="T24">}</text:span></text:p>
                <text:p text:style-name="P13"><text:span text:style-name="T24"/></text:p>
              </text:list-header>
            </text:list>
            <text:p text:style-name="P13"><text:span text:style-name="T29">Now add code to powerl() -</text:span></text:p>
            <text:p text:style-name="P13"><text:span text:style-name="T29"/></text:p>
            <text:list text:continue-numbering="true" text:style-name="L4">
              <text:list-header>
                <text:p text:style-name="P13"><text:span text:style-name="T30">long powerl(long base, long exponent) {</text:span></text:p>
                <text:list>
                  <text:list-header>
                    <text:p text:style-name="P13"><text:span text:style-name="T30"/></text:p>
                    <text:p text:style-name="P13"><text:span text:style-name="T30">if (exponent &lt; 0)</text:span></text:p>
                    <text:p text:style-name="P13"><text:span text:style-name="T30"><text:tab/></text:span><text:span text:style-name="T30">return ??? </text:span><text:span text:style-name="T30"><text:tab/></text:span><text:span text:style-name="T30"><text:tab/></text:span><text:span text:style-name="T30"><text:tab/></text:span><text:span text:style-name="T30">// indicate an error </text:span></text:p>
                    <text:p text:style-name="P13"><text:span text:style-name="T30">if (exponent == 0)</text:span></text:p>
                    <text:p text:style-name="P13"><text:span text:style-name="T30"><text:tab/></text:span><text:span text:style-name="T30">return ???;</text:span></text:p>
                    <text:p text:style-name="P13"><text:span text:style-name="T30">if (exponent == 1)</text:span></text:p>
                  </text:list-header>
                </text:list>
              </text:list-header>
            </text:list>
            <text:p text:style-name="P14"><text:span text:style-name="T30"><text:s text:c="7"/></text:span><text:span text:style-name="T30">return ???;</text:span></text:p>
            <text:p text:style-name="P14"><text:span text:style-name="T30"><text:s text:c="3"/></text:span><text:span text:style-name="T30">if ((exponent == 0) &amp;&amp; (base == 0))</text:span></text:p>
            <text:list text:continue-numbering="true" text:style-name="L4">
              <text:list-item>
                <text:list>
                  <text:list-header>
                    <text:p text:style-name="P14"><text:span text:style-name="T30"><text:s/></text:span><text:span text:style-name="T30">return ???;</text:span></text:p>
                  </text:list-header>
                </text:list>
              </text:list-item>
            </text:list>
            <text:p text:style-name="P14"><text:span text:style-name="T30"><text:tab/></text:span><text:span text:style-name="T30">if (base == 1)</text:span></text:p>
            <text:list text:continue-numbering="true" text:style-name="L4">
              <text:list-header>
                <text:p text:style-name="P14"><text:span text:style-name="T30"><text:tab/></text:span><text:span text:style-name="T30">return ???;</text:span></text:p>
                <text:p text:style-name="P14"><text:span text:style-name="T30"><text:s text:c="2"/></text:span><text:span text:style-name="T30">/* calculate the power */</text:span></text:p>
                <text:p text:style-name="P13"><text:span text:style-name="T30"/></text:p>
                <text:p text:style-name="P13"><text:span text:style-name="T30"><text:tab/></text:span><text:span text:style-name="T30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>
        <draw:frame draw:style-name="gr5" draw:text-style-name="P15" draw:layer="layout" svg:width="24.6cm" svg:height="18.6cm" svg:x="1.8cm" svg:y="1.2cm">
          <draw:text-box>
            <text:p><text:span text:style-name="T31">This is my version -</text:span></text:p>
            <text:p><text:span text:style-name="T32"/></text:p>
            <text:p><text:span text:style-name="T32"/></text:p>
            <text:p><text:span text:style-name="T32">/*</text:span></text:p>
            <text:p><text:span text:style-name="T32"><text:s/></text:span><text:span text:style-name="T32">* returns base raised to a power</text:span></text:p>
            <text:p><text:span text:style-name="T32"><text:s/></text:span><text:span text:style-name="T32">* if power &lt; 0, returns -1 to indicate an error</text:span></text:p>
            <text:p><text:span text:style-name="T32"><text:s/></text:span><text:span text:style-name="T32">* 0 ^ 0 is defined as being 1</text:span></text:p>
            <text:p><text:span text:style-name="T32"><text:s/></text:span><text:span text:style-name="T32">*/</text:span></text:p>
            <text:p><text:span text:style-name="T32"/></text:p>
            <text:p><text:span text:style-name="T32">long powerl(long base, long power) {</text:span></text:p>
            <text:p><text:span text:style-name="T32"/></text:p>
            <text:p><text:span text:style-name="T32"><text:s text:c="4"/></text:span><text:span text:style-name="T32">if ((base == 0) &amp;&amp; (power == 0))</text:span></text:p>
            <text:p><text:span text:style-name="T32"><text:s text:c="8"/></text:span><text:span text:style-name="T32">return 1;</text:span></text:p>
            <text:p><text:span text:style-name="T32"><text:s text:c="4"/></text:span><text:span text:style-name="T32">/* 0 raised to anything is zero */</text:span></text:p>
            <text:p><text:span text:style-name="T32"><text:s text:c="4"/></text:span><text:span text:style-name="T32">if (base == 0)</text:span></text:p>
            <text:p><text:span text:style-name="T32"><text:s text:c="8"/></text:span><text:span text:style-name="T32">return 0;</text:span></text:p>
            <text:p><text:span text:style-name="T32"><text:s text:c="4"/></text:span><text:span text:style-name="T32">/* n ^ 0 is just 1 */</text:span></text:p>
            <text:p><text:span text:style-name="T32"><text:s text:c="4"/></text:span><text:span text:style-name="T32">if (power == 0)</text:span></text:p>
            <text:p><text:span text:style-name="T32"><text:s text:c="8"/></text:span><text:span text:style-name="T32">return 1;</text:span></text:p>
            <text:p><text:span text:style-name="T32"><text:s text:c="4"/></text:span><text:span text:style-name="T32">/* n ^ 1 is just n */</text:span></text:p>
            <text:p><text:span text:style-name="T32"><text:s text:c="4"/></text:span><text:span text:style-name="T32">if (power == 1)</text:span></text:p>
            <text:p><text:span text:style-name="T32"><text:s text:c="8"/></text:span><text:span text:style-name="T32">return base;</text:span></text:p>
            <text:p><text:span text:style-name="T32"><text:s text:c="4"/></text:span><text:span text:style-name="T32">/* we can't handle negative powers */</text:span></text:p>
            <text:p><text:span text:style-name="T32"><text:s text:c="4"/></text:span><text:span text:style-name="T32">if (power &lt; 0)</text:span></text:p>
            <text:p><text:span text:style-name="T32"><text:s text:c="8"/></text:span><text:span text:style-name="T32">return -1;</text:span></text:p>
            <text:p><text:span text:style-name="T32"/></text:p>
            <text:p><text:span text:style-name="T32"/></text:p>
            <text:p><text:span text:style-name="T32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>
        <draw:frame draw:style-name="gr5" draw:text-style-name="P15" draw:layer="layout" svg:width="24.6cm" svg:height="18.6cm" svg:x="1.8cm" svg:y="1.2cm">
          <draw:text-box>
            <text:p><text:span text:style-name="T33">Now we need to calculate the power cases that aren't the simple ones, using our</text:span></text:p>
            <text:p><text:span text:style-name="T33">pseudocode as a guide :-</text:span></text:p>
            <text:p><text:span text:style-name="T33"/></text:p>
            <text:p><text:span text:style-name="T32">/*</text:span></text:p>
            <text:p><text:span text:style-name="T32"><text:s/></text:span><text:span text:style-name="T32">* returns base raised to a power</text:span></text:p>
            <text:p><text:span text:style-name="T32"><text:s/></text:span><text:span text:style-name="T32">* if power &lt; 0, returns -1 to indicate an error</text:span></text:p>
            <text:p><text:span text:style-name="T32"><text:s/></text:span><text:span text:style-name="T32">* 0 ^ 0 is defined as being 1</text:span></text:p>
            <text:p><text:span text:style-name="T32"><text:s/></text:span><text:span text:style-name="T32">*/</text:span></text:p>
            <text:p><text:span text:style-name="T32"/></text:p>
            <text:p><text:span text:style-name="T32">long powerl(long base, long power) {</text:span></text:p>
            <text:p><text:span text:style-name="T32"/></text:p>
            <text:p><text:span text:style-name="T32"><text:s text:c="4"/></text:span><text:span text:style-name="T32">if ((base == 0) &amp;&amp; (power == 0))</text:span></text:p>
            <text:p><text:span text:style-name="T32"><text:s text:c="8"/></text:span><text:span text:style-name="T32">return 1;</text:span></text:p>
            <text:p><text:span text:style-name="T32"><text:s text:c="4"/></text:span><text:span text:style-name="T32">/* 0 raised to anything is zero */</text:span></text:p>
            <text:p><text:span text:style-name="T32"><text:s text:c="4"/></text:span><text:span text:style-name="T32">if (base == 0)</text:span></text:p>
            <text:p><text:span text:style-name="T32"><text:s text:c="8"/></text:span><text:span text:style-name="T32">return 0;</text:span></text:p>
            <text:p><text:span text:style-name="T32"><text:s text:c="4"/></text:span><text:span text:style-name="T32">/* n ^ 0 is just 1 */</text:span></text:p>
            <text:p><text:span text:style-name="T32"><text:s text:c="4"/></text:span><text:span text:style-name="T32">if (power == 0)</text:span></text:p>
            <text:p><text:span text:style-name="T32"><text:s text:c="8"/></text:span><text:span text:style-name="T32">return 1;</text:span></text:p>
            <text:p><text:span text:style-name="T32"><text:s text:c="4"/></text:span><text:span text:style-name="T32">/* n ^ 1 is just n */</text:span></text:p>
            <text:p><text:span text:style-name="T32"><text:s text:c="4"/></text:span><text:span text:style-name="T32">if (power == 1)</text:span></text:p>
            <text:p><text:span text:style-name="T32"><text:s text:c="8"/></text:span><text:span text:style-name="T32">return base;</text:span></text:p>
            <text:p><text:span text:style-name="T32"><text:s text:c="4"/></text:span><text:span text:style-name="T32">/* we can't handle negative powers */</text:span></text:p>
            <text:p><text:span text:style-name="T32"><text:s text:c="4"/></text:span><text:span text:style-name="T32">if (power &lt; 0)</text:span></text:p>
            <text:p><text:span text:style-name="T32"><text:s text:c="8"/></text:span><text:span text:style-name="T32">return -1;</text:span></text:p>
            <text:p><text:span text:style-name="T32"/></text:p>
            <text:p><text:span text:style-name="T34"><text:s text:c="4"/></text:span><text:span text:style-name="T34">long answer = base;</text:span></text:p>
            <text:p><text:span text:style-name="T34"><text:s text:c="4"/></text:span><text:span text:style-name="T34">while (--power &gt; 0)</text:span></text:p>
            <text:p><text:span text:style-name="T34"><text:s text:c="8"/></text:span><text:span text:style-name="T34">answer = answer * base;</text:span></text:p>
            <text:p><text:span text:style-name="T34"><text:s text:c="4"/></text:span><text:span text:style-name="T34">return answer;</text:span></text:p>
            <text:p><text:span text:style-name="T32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>
        <draw:frame draw:style-name="gr5" draw:text-style-name="P16" draw:layer="layout" svg:width="24.6cm" svg:height="18.6cm" svg:x="1.8cm" svg:y="1.2cm">
          <draw:text-box>
            <text:p><text:span text:style-name="T31">And incorporate it into the calculator.</text:span></text:p>
            <text:p><text:span text:style-name="T31"/></text:p>
            <text:p><text:span text:style-name="T31">Put the powerl() code into a separate file, powerl.c</text:span></text:p>
            <text:p><text:span text:style-name="T31"/></text:p>
            <text:p><text:span text:style-name="T31">And add the code to call it to the calculator-</text:span></text:p>
            <text:p><text:span text:style-name="T31"/></text:p>
            <text:p><text:span text:style-name="T3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>
        <draw:frame draw:style-name="gr5" draw:text-style-name="P17" draw:layer="layout" svg:width="24.6cm" svg:height="19.831cm" svg:x="1.8cm" svg:y="1.2cm">
          <draw:text-box>
            <text:p><text:span text:style-name="T35">/*</text:span></text:p>
            <text:p><text:span text:style-name="T35"><text:s/></text:span><text:span text:style-name="T35">* Added powerl function.</text:span></text:p>
            <text:p><text:span text:style-name="T35"><text:s/></text:span><text:span text:style-name="T35">* Now supports + - * / % and ^.</text:span></text:p>
            <text:p><text:span text:style-name="T35"><text:s/></text:span><text:span text:style-name="T35">* Has div-by-zero and negative-power traps</text:span></text:p>
            <text:p><text:span text:style-name="T35"><text:s/></text:span><text:span text:style-name="T35">*/</text:span></text:p>
            <text:p><text:span text:style-name="T35">void version7() {</text:span></text:p>
            <text:p><text:span text:style-name="T35"/></text:p>
            <text:p><text:span text:style-name="T35"><text:s text:c="4"/></text:span><text:span text:style-name="T35">char buffer[256];</text:span></text:p>
            <text:p><text:span text:style-name="T35"><text:s text:c="4"/></text:span><text:span text:style-name="T35">char operation[256];</text:span></text:p>
            <text:p><text:span text:style-name="T35"/></text:p>
            <text:p><text:span text:style-name="T35"><text:s text:c="4"/></text:span><text:span text:style-name="T35">long number1, number2;</text:span></text:p>
            <text:p><text:span text:style-name="T35"/></text:p>
            <text:p><text:span text:style-name="T35"><text:s text:c="4"/></text:span><text:span text:style-name="T35">printf("Calculator version 7. <text:s/>Added powerl() \n");</text:span></text:p>
            <text:p><text:span text:style-name="T35"/></text:p>
            <text:p><text:span text:style-name="T35"><text:s text:c="4"/></text:span><text:span text:style-name="T35">while (1) {</text:span></text:p>
            <text:p><text:span text:style-name="T35"/></text:p>
            <text:p><text:span text:style-name="T35"><text:s text:c="8"/></text:span><text:span text:style-name="T35">while (1) {</text:span></text:p>
            <text:p><text:span text:style-name="T35"/></text:p>
            <text:p><text:span text:style-name="T35"><text:s text:c="12"/></text:span><text:span text:style-name="T35">printf("Number1: ");</text:span></text:p>
            <text:p><text:span text:style-name="T35"><text:s text:c="12"/></text:span><text:span text:style-name="T35">gets(buffer);</text:span></text:p>
            <text:p><text:span text:style-name="T35"><text:s text:c="12"/></text:span><text:span text:style-name="T35">if (strlen(buffer) == 0) {</text:span></text:p>
            <text:p><text:span text:style-name="T35"><text:s text:c="16"/></text:span><text:span text:style-name="T35">/* printf("no number input - quitting\n"); */</text:span></text:p>
            <text:p><text:span text:style-name="T35"><text:s text:c="16"/></text:span><text:span text:style-name="T35">break;</text:span></text:p>
            <text:p><text:span text:style-name="T35"><text:s text:c="12"/></text:span><text:span text:style-name="T35">}</text:span></text:p>
            <text:p><text:span text:style-name="T35"/></text:p>
            <text:p><text:span text:style-name="T35"><text:s text:c="12"/></text:span><text:span text:style-name="T35">number1 = strtol(buffer, NULL, 10);</text:span></text:p>
            <text:p><text:span text:style-name="T35"/></text:p>
            <text:p><text:span text:style-name="T35"><text:s text:c="12"/></text:span><text:span text:style-name="T35">printf("operation: ");</text:span></text:p>
            <text:p><text:span text:style-name="T35"><text:s text:c="12"/></text:span><text:span text:style-name="T35">gets(operation);</text:span></text:p>
            <text:p><text:span text:style-name="T35"><text:s text:c="12"/></text:span><text:span text:style-name="T35">if (strlen(operation) == 0) {</text:span></text:p>
            <text:p><text:span text:style-name="T35"><text:s text:c="16"/></text:span><text:span text:style-name="T35">printf("no operation entered - quitting\n");</text:span></text:p>
            <text:p><text:span text:style-name="T35"><text:s text:c="16"/></text:span><text:span text:style-name="T35">break;</text:span></text:p>
            <text:p><text:span text:style-name="T35"><text:s text:c="12"/></text:span><text:span text:style-name="T35">}</text:span></text:p>
            <text:p><text:span text:style-name="T35"/></text:p>
            <text:p><text:span text:style-name="T35"><text:s text:c="12"/></text:span><text:span text:style-name="T35">printf("Number2: ");</text:span></text:p>
            <text:p><text:span text:style-name="T35"><text:s text:c="12"/></text:span><text:span text:style-name="T35">gets(buffer);</text:span></text:p>
            <text:p><text:span text:style-name="T35"><text:s text:c="12"/></text:span><text:span text:style-name="T35">if (strlen(buffer) == 0) {</text:span></text:p>
            <text:p><text:span text:style-name="T35"><text:s text:c="16"/></text:span><text:span text:style-name="T35">printf("no number input - quitting\n");</text:span></text:p>
            <text:p><text:span text:style-name="T35"><text:s text:c="16"/></text:span><text:span text:style-name="T35">break;</text:span></text:p>
            <text:p><text:span text:style-name="T35"><text:s text:c="12"/></text:span><text:span text:style-name="T35">}</text:span></text:p>
            <text:p><text:span text:style-name="T35"/></text:p>
            <text:p><text:span text:style-name="T35"><text:s text:c="12"/></text:span><text:span text:style-name="T35">number2 = strtol(buffer, NULL, 10);</text:span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>
        <draw:frame draw:style-name="gr5" draw:text-style-name="P18" draw:layer="layout" svg:width="24.6cm" svg:height="18.6cm" svg:x="1.8cm" svg:y="1.2cm">
          <draw:text-box>
            <text:p><text:span text:style-name="T36"/></text:p>
            <text:p><text:span text:style-name="T36"/></text:p>
            <text:p><text:span text:style-name="T36"><text:s text:c="12"/></text:span><text:span text:style-name="T36">/* printf("answer= "); */</text:span></text:p>
            <text:p><text:span text:style-name="T36"/></text:p>
            <text:p><text:span text:style-name="T36"><text:s text:c="12"/></text:span><text:span text:style-name="T36">if (strcmp(operation, "+") == 0)</text:span></text:p>
            <text:p><text:span text:style-name="T36"><text:s text:c="16"/></text:span><text:span text:style-name="T36">printf("%ld + %ld = %ld\n", number1, number2, number1 + number2);</text:span></text:p>
            <text:p><text:span text:style-name="T36"><text:s text:c="12"/></text:span><text:span text:style-name="T36">else if (strcmp(operation, "-") == 0)</text:span></text:p>
            <text:p><text:span text:style-name="T36"><text:s text:c="16"/></text:span><text:span text:style-name="T36">printf("%ld - %ld = %ld\n", number1, number2, number1 - number2);</text:span></text:p>
            <text:p><text:span text:style-name="T36"><text:s text:c="12"/></text:span><text:span text:style-name="T36">else if (strcmp(operation, "*") == 0)</text:span></text:p>
            <text:p><text:span text:style-name="T36"><text:s text:c="16"/></text:span><text:span text:style-name="T36">printf("%ld * %ld = %ld\n", number1, number2, number1 * number2);</text:span></text:p>
            <text:p><text:span text:style-name="T36"><text:s text:c="12"/></text:span><text:span text:style-name="T36">else if (strcmp(operation, "/") == 0) {</text:span></text:p>
            <text:p><text:span text:style-name="T36"><text:s text:c="16"/></text:span><text:span text:style-name="T36">if (number2 == 0) {</text:span></text:p>
            <text:p><text:span text:style-name="T36"><text:s text:c="20"/></text:span><text:span text:style-name="T36">printf("Caught division by zero error\n");</text:span></text:p>
            <text:p><text:span text:style-name="T36"><text:s text:c="16"/></text:span><text:span text:style-name="T36">} else</text:span></text:p>
            <text:p><text:span text:style-name="T36"><text:s text:c="20"/></text:span><text:span text:style-name="T36">printf("%ld / %ld = %ld\n", number1, number2, number1 / number2);</text:span></text:p>
            <text:p><text:span text:style-name="T36"><text:s text:c="12"/></text:span><text:span text:style-name="T36">} else if (strcmp(operation, "%") == 0)</text:span></text:p>
            <text:p><text:span text:style-name="T36"><text:s text:c="16"/></text:span><text:span text:style-name="T36">printf("%ld %% %ld = %ld\n", number1, number2, (number1 % number2));</text:span></text:p>
            <text:p><text:span text:style-name="T36"><text:s text:c="12"/></text:span><text:span text:style-name="T36">else if (strcmp(operation, "^") == 0) {</text:span></text:p>
            <text:p><text:span text:style-name="T36"><text:s text:c="16"/></text:span><text:span text:style-name="T36">printf("%ld ^ %ld = ", number1, number2);</text:span></text:p>
            <text:p><text:span text:style-name="T36"><text:s text:c="16"/></text:span><text:span text:style-name="T36">long temp = powerl(number1, number2);</text:span></text:p>
            <text:p><text:span text:style-name="T36"><text:s text:c="16"/></text:span><text:span text:style-name="T36">if (temp == -1)</text:span></text:p>
            <text:p><text:span text:style-name="T36"><text:s text:c="20"/></text:span><text:span text:style-name="T36">printf("Error\n");</text:span></text:p>
            <text:p><text:span text:style-name="T36"><text:s text:c="16"/></text:span><text:span text:style-name="T36">else</text:span></text:p>
            <text:p><text:span text:style-name="T36"><text:s text:c="20"/></text:span><text:span text:style-name="T36">printf("%ld\n", temp);</text:span></text:p>
            <text:p><text:span text:style-name="T36"><text:s text:c="12"/></text:span><text:span text:style-name="T36">} else</text:span></text:p>
            <text:p><text:span text:style-name="T36"><text:s text:c="16"/></text:span><text:span text:style-name="T36">printf("unknown operation %s\n", operation);</text:span></text:p>
            <text:p><text:span text:style-name="T36"><text:s text:c="8"/></text:span><text:span text:style-name="T36">}</text:span></text:p>
            <text:p><text:span text:style-name="T36"><text:s text:c="4"/></text:span><text:span text:style-name="T36">}</text:span></text:p>
            <text:p><text:span text:style-name="T36">}</text:span></text:p>
            <text:p><text:span text:style-name="T3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END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6"><text:span text:style-name="T9"><text:s/>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7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intro to pointers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6"><text:span text:style-name="T9">We need to add a few things to make it more robust.</text:span></text:p>
            <text:p text:style-name="P6"><text:span text:style-name="T9"/></text:p>
            <text:p text:style-name="P6"><text:span text:style-name="T9">At the moment, if someone enters “dog”, strtol says that it is zero, because it couldn't find any valid digits to process.</text:span></text:p>
            <text:p text:style-name="P6"><text:span text:style-name="T9"/></text:p>
            <text:p text:style-name="P6"><text:span text:style-name="T9">We need to detect when that happens, and reject the input.</text:span></text:p>
            <text:p text:style-name="P6"><text:span text:style-name="T9"/></text:p>
            <text:p text:style-name="P6"><text:span text:style-name="T9">To do that, we need to know something about pointers in C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7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8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ters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6"><text:span text:style-name="T9">We need to add a few things to make it more robust.</text:span></text:p>
            <text:p text:style-name="P6"><text:span text:style-name="T9"/></text:p>
            <text:p text:style-name="P6"><text:span text:style-name="T9">At the moment, if someone enters “dog”, strtol says that it is zero, because it couldn't find any valid digits to process.</text:span></text:p>
            <text:p text:style-name="P6"><text:span text:style-name="T9"/></text:p>
            <text:p text:style-name="P6"><text:span text:style-name="T9">We need to detect when that happens, and reject the input.</text:span></text:p>
            <text:p text:style-name="P6"><text:span text:style-name="T9"/></text:p>
            <text:p text:style-name="P6"><text:span text:style-name="T9">To do that, we need to know something about pointers in C.</text:span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8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9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Pointers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6"><text:span text:style-name="T9">We have seen some of the data types in C - character, integer, float, double, and boolean.</text:span></text:p>
            <text:p text:style-name="P6"><text:span text:style-name="T9"/></text:p>
            <text:p text:style-name="P6"><text:span text:style-name="T9">These are all stored in memory, as a series of bytes.</text:span></text:p>
            <text:p text:style-name="P6"><text:span text:style-name="T9"/></text:p>
            <text:p text:style-name="P6"><text:span text:style-name="T9">Each variable has a certain memory location, or memory address.</text:span></text:p>
            <text:p text:style-name="P6"><text:span text:style-name="T9"/></text:p>
            <text:p text:style-name="P6"><text:span text:style-name="T9">An address might look like this on a typical computer:- </text:span><text:span text:style-name="T9"><text:tab/></text:span><text:span text:style-name="T9"> <text:s text:c="32"/>0x8049dcd</text:span></text:p>
            <text:p text:style-name="P6"><text:span text:style-name="T9"/></text:p>
            <text:p text:style-name="P6"><text:span text:style-name="T9">In C, we have types called pointers, and these hold the memory addresses of types we've already seen. <text:s/>They “point to” the place where the value is stored.</text:span></text:p>
            <text:p text:style-name="P6"><text:span text:style-name="T9"/></text:p>
            <text:p text:style-name="P6"><text:span text:style-name="T9">So instead of passing a function some data, we can pass it a pointer, saying “this is where you'll find the data”.</text:span></text:p>
            <text:p text:style-name="P6"><text:span text:style-name="T9"><text:s/></text:span></text:p>
            <text:p text:style-name="P6"><text:span text:style-name="T9"><text:s/>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frame draw:style-name="gr6" draw:text-style-name="P19" draw:layer="layout" svg:width="0.502cm" svg:height="1.195cm" svg:x="13.811cm" svg:y="11.437cm">
          <draw:text-box>
            <text:p/>
          </draw:text-box>
        </draw:frame>
        <draw:frame draw:style-name="gr6" draw:text-style-name="P19" draw:layer="layout" svg:width="0.502cm" svg:height="1.195cm" svg:x="13.811cm" svg:y="11.437cm">
          <draw:text-box>
            <text:p/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29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0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imple pointer example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6"><text:span text:style-name="T9"/></text:p>
            <text:p text:style-name="P6"><text:span text:style-name="T9">A char pointer is a pointer to some characters, otherwise known as a string.</text:span></text:p>
            <text:list text:style-name="L5">
              <text:list-header>
                <text:p text:style-name="P6"><text:span text:style-name="T9"/></text:p>
              </text:list-header>
            </text:list>
            <text:p text:style-name="P6"><text:span text:style-name="T9">Its declared like this, with a star :-</text:span></text:p>
            <text:list text:continue-numbering="true" text:style-name="L5">
              <text:list-header>
                <text:p text:style-name="P6"><text:span text:style-name="T9"/></text:p>
              </text:list-header>
            </text:list>
            <text:p text:style-name="P6"><text:span text:style-name="T9"><text:tab/></text:span><text:span text:style-name="T37">char * aCharPointer;</text:span></text:p>
            <text:list text:continue-numbering="true" text:style-name="L5">
              <text:list-header>
                <text:p text:style-name="P6"><text:span text:style-name="T9"/></text:p>
              </text:list-header>
            </text:list>
            <text:p text:style-name="P6"><text:span text:style-name="T9">We could set it to NULL, or, we could make it point to a string, like this :-</text:span></text:p>
            <text:list text:continue-numbering="true" text:style-name="L5">
              <text:list-header>
                <text:p text:style-name="P6"><text:span text:style-name="T9"/></text:p>
              </text:list-header>
            </text:list>
            <text:p text:style-name="P6"><text:span text:style-name="T37"><text:tab/></text:span><text:span text:style-name="T37">char * aCharPointer = “Hello, Seb”;</text:span></text:p>
            <text:p text:style-name="P6"><text:span text:style-name="T37"/></text:p>
            <text:p text:style-name="P6"><text:span text:style-name="T38">This reserves some space for the string, copies the characters into it, and (the important bit), makes aCharPointer contain the address of the beginning of the string.</text:span></text:p>
            <text:p text:style-name="P6"><text:span text:style-name="T38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0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1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Simple pointer example 2</text:span></text:p>
          </draw:text-box>
        </draw:frame>
        <draw:frame draw:name="Subtitle 2" presentation:style-name="pr7" draw:text-style-name="P11" draw:layer="layout" svg:width="24.038cm" svg:height="14.586cm" svg:x="2cm" svg:y="4.914cm" presentation:class="subtitle" presentation:user-transformed="true">
          <draw:text-box>
            <text:p text:style-name="P6"><text:span text:style-name="T9"/></text:p>
            <text:p text:style-name="P6"><text:span text:style-name="T9">We can do something with this pointer. <text:s/>If we pass it to printf(), we can print it out :-</text:span></text:p>
            <text:list text:style-name="L5">
              <text:list-header>
                <text:p text:style-name="P6"><text:span text:style-name="T9"/></text:p>
              </text:list-header>
            </text:list>
            <text:p text:style-name="P6"><text:span text:style-name="T9"/></text:p>
            <text:p text:style-name="P6"><text:span text:style-name="T37"><text:tab/></text:span><text:span text:style-name="T37">char * aCharPointer = “Hello, Seb”;</text:span></text:p>
            <text:p text:style-name="P6"><text:span text:style-name="T37"/></text:p>
            <text:p text:style-name="P6"><text:span text:style-name="T37"><text:tab/></text:span><text:span text:style-name="T37">printf(“The string is: %s\n”, aCharPointer);</text:span></text:p>
            <text:p text:style-name="P6"><text:span text:style-name="T37"/></text:p>
            <text:p text:style-name="P6"><text:span text:style-name="T38">The same %s is used as before.</text:span></text:p>
            <text:p text:style-name="P6"><text:span text:style-name="T38"/></text:p>
            <text:p text:style-name="P6"><text:span text:style-name="T38">We could, if we wanted to, find out what the address is that our pointer points to :-</text:span></text:p>
            <text:p text:style-name="P6"><text:span text:style-name="T38"/></text:p>
            <text:p text:style-name="P6"><text:span text:style-name="T37"><text:tab/></text:span><text:span text:style-name="T37">printf(“ The string is: %s\n”, aCharPointer);</text:span></text:p>
            <text:p text:style-name="P6"><text:span text:style-name="T37"><text:tab/></text:span><text:span text:style-name="T37">printf(“The address is: %lx\n”, aCharPointer);</text:span></text:p>
            <text:p text:style-name="P6"><text:span text:style-name="T37"/></text:p>
            <text:p text:style-name="P6"><text:span text:style-name="T38">try it in Netbeans. <text:s/>It may complain that the second one is the wrong format.</text:span></text:p>
            <text:p text:style-name="P6"><text:span text:style-name="T38"/></text:p>
            <text:p text:style-name="P6"><text:span text:style-name="T38">There is a way to force one data type to be another - called a </text:span><text:span text:style-name="T39">cast</text:span></text:p>
            <text:p text:style-name="P6"><text:span text:style-name="T38"><text:s/></text:span></text:p>
            <text:p text:style-name="P6"><text:span text:style-name="T38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1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2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Making strtol do more</text:span></text:p>
          </draw:text-box>
        </draw:frame>
        <draw:frame draw:name="Subtitle 2" presentation:style-name="pr7" draw:text-style-name="P20" draw:layer="layout" svg:width="24.038cm" svg:height="14.586cm" svg:x="2cm" svg:y="4.914cm" presentation:class="subtitle" presentation:user-transformed="true">
          <draw:text-box>
            <text:p text:style-name="P6"><text:span text:style-name="T23"/></text:p>
            <text:p text:style-name="P6"><text:span text:style-name="T23">Now that we know a little bit about pointers, we can make strtol do more.</text:span></text:p>
            <text:list text:style-name="L5">
              <text:list-header>
                <text:p text:style-name="P6"><text:span text:style-name="T23"/></text:p>
              </text:list-header>
            </text:list>
            <text:p text:style-name="P6"><text:span text:style-name="T23">When it converts a string to <text:s/>a number, it keeps a record of where the first unconvertable character was, if any.</text:span></text:p>
            <text:p text:style-name="P6"><text:span text:style-name="T23"/></text:p>
            <text:p text:style-name="P6"><text:span text:style-name="T23">We can now test this, to see if strtol found </text:span><text:span text:style-name="T40">any</text:span><text:span text:style-name="T23"> non-numeric characters.</text:span></text:p>
            <text:p text:style-name="P6"><text:span text:style-name="T23"/></text:p>
            <text:p text:style-name="P6"><text:span text:style-name="T23">It works like this. <text:s/>We give strtol the address of a char pointer to use.</text:span></text:p>
            <text:p text:style-name="P6"><text:span text:style-name="T23"/></text:p>
            <text:p text:style-name="P6"><text:span text:style-name="T23">The address operator is &amp;.</text:span></text:p>
            <text:p text:style-name="P6"><text:span text:style-name="T24"><text:tab/></text:span></text:p>
            <text:p text:style-name="P6"><text:span text:style-name="T41"><text:s/></text:span></text:p>
            <text:p text:style-name="P6"><text:span text:style-name="T41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2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3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Work on the calculator</text:span></text:p>
          </draw:text-box>
        </draw:frame>
        <draw:frame draw:name="Subtitle 2" presentation:style-name="pr10" draw:text-style-name="P2" draw:layer="layout" svg:width="25.198cm" svg:height="3.505cm" svg:x="1.4cm" svg:y="0.837cm" presentation:class="subtitle" presentation:user-transformed="true">
          <draw:text-box>
            <text:p text:style-name="P6"><text:span text:style-name="T1"/></text:p>
            <text:p text:style-name="P6"><text:span text:style-name="T1"/></text:p>
          </draw:text-box>
        </draw:frame>
        <draw:frame draw:name="Subtitle 2" presentation:style-name="pr7" draw:text-style-name="P2" draw:layer="layout" svg:width="25.599cm" svg:height="15.1cm" svg:x="1.38cm" svg:y="4.499cm">
          <draw:text-box>
            <text:p text:style-name="P6"><text:span text:style-name="T42">We'll do some more work on the calculator.</text:span></text:p>
            <text:p text:style-name="P6"><text:span text:style-name="T42"/></text:p>
            <text:p text:style-name="P6"><text:span text:style-name="T42">In our first try, the program will move through each of the states in a straight path.</text:span></text:p>
            <text:p text:style-name="P6"><text:span text:style-name="T42"/></text:p>
            <text:p text:style-name="P6"><text:span text:style-name="T42">First, write the four major parts :-</text:span></text:p>
            <text:p text:style-name="P6"><text:span text:style-name="T42"/></text:p>
            <text:p text:style-name="P6"><text:span text:style-name="T42"><text:tab/></text:span><text:span text:style-name="T42">get a number</text:span></text:p>
            <text:p text:style-name="P6"><text:span text:style-name="T42"><text:tab/></text:span><text:span text:style-name="T42">get an operation</text:span></text:p>
            <text:p text:style-name="P6"><text:span text:style-name="T42"><text:tab/></text:span><text:span text:style-name="T42">get another number</text:span></text:p>
            <text:p text:style-name="P6"><text:span text:style-name="T42"><text:tab/></text:span><text:span text:style-name="T42">do the calculation <text:s/>and </text:span></text:p>
            <text:p text:style-name="P6"><text:span text:style-name="T42"/></text:p>
            <text:p text:style-name="P6"><text:span text:style-name="T42"><text:tab/></text:span><text:span text:style-name="T42">print the result</text:span></text:p>
            <text:p text:style-name="P6"><text:span text:style-name="T42"/></text:p>
            <text:p text:style-name="P6"><text:span text:style-name="T42">Then we'll work out what to do when we don't get the inputs that we expect from the user, and how the state will change then.</text:span></text:p>
            <text:p text:style-name="P6"><text:span text:style-name="T42"/></text:p>
            <text:p text:style-name="P6"><text:span text:style-name="T42"/></text:p>
            <text:p text:style-name="P6"><text:span text:style-name="T42"/></text:p>
            <text:p text:style-name="P6"><text:span text:style-name="T42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3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4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&gt;&gt;&gt;&gt;&gt;&gt;&gt;&gt;&gt;&gt;&gt;&gt;&gt;&gt;&gt;</text:span></text:p>
          </draw:text-box>
        </draw:frame>
        <draw:frame draw:name="Subtitle 2" presentation:style-name="pr10" draw:text-style-name="P2" draw:layer="layout" svg:width="25.198cm" svg:height="3.505cm" svg:x="1.4cm" svg:y="0.837cm" presentation:class="subtitle" presentation:user-transformed="true">
          <draw:text-box>
            <text:p text:style-name="P6"><text:span text:style-name="T1"/></text:p>
            <text:p text:style-name="P6"><text:span text:style-name="T1"/></text:p>
          </draw:text-box>
        </draw:frame>
        <draw:frame draw:name="Subtitle 2" presentation:style-name="pr7" draw:text-style-name="P2" draw:layer="layout" svg:width="25.599cm" svg:height="15.1cm" svg:x="1.38cm" svg:y="4.499cm">
          <draw:text-box>
            <text:p text:style-name="P6"><text:span text:style-name="T43">Here.</text:span></text:p>
            <text:p text:style-name="P6"><text:span text:style-name="T42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4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35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Homework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draw:frame draw:name="Subtitle 2" presentation:style-name="pr7" draw:text-style-name="P2" draw:layer="layout" svg:width="25.599cm" svg:height="15.1cm" svg:x="1.381cm" svg:y="4.499cm">
          <draw:text-box>
            <text:p text:style-name="P6"><text:span text:style-name="T43">Do more work on the calculator</text:span></text:p>
            <text:p text:style-name="P6"><text:span text:style-name="T42"/></text:p>
          </draw:text-box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5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-- END --" draw:style-name="dp1" draw:master-page-name="Blank">
        <draw:frame draw:name="Title 1" presentation:style-name="pr1" draw:text-style-name="P2" draw:layer="layout" svg:width="25.198cm" svg:height="3.505cm" svg:x="1.4cm" svg:y="0.837cm" presentation:class="title" presentation:user-transformed="true">
          <draw:text-box>
            <text:p text:style-name="P1"><text:span text:style-name="T1">-- END --</text:span></text:p>
          </draw:text-box>
        </draw:frame>
        <draw:frame draw:name="Subtitle 2" presentation:style-name="pr2" draw:text-style-name="P2" draw:layer="layout" svg:width="25.198cm" svg:height="3.505cm" svg:x="1.4cm" svg:y="0.837cm" presentation:class="subtitle" presentation:placeholder="true" presentation:user-transformed="true">
          <draw:text-box/>
        </draw:frame>
        <presentation:notes draw:style-name="dp2">
          <draw:page-thumbnail draw:name="Slide Image Placeholder 1" draw:style-name="gr1" draw:layer="layout" svg:width="14.847cm" svg:height="11.134cm" svg:x="3.074cm" svg:y="2.258cm" draw:page-number="36" presentation:class="page"/>
          <draw:frame draw:name="Notes Placeholder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1" svg:font-family="Arial" style:font-family-generic="roman"/>
    <style:font-face style:name="Calibri3" svg:font-family="Calibri" style:font-family-generic="roman"/>
    <style:font-face style:name="Andale Mono1" svg:font-family="'Andale Mono'" style:font-pitch="fixed"/>
    <style:font-face style:name="Courier New1" svg:font-family="'Courier New'" style:font-family-generic="modern" style:font-pitch="fixed"/>
    <style:font-face style:name="Andale Mono" svg:font-family="'Andale Mono'" style:font-pitch="variable"/>
    <style:font-face style:name="Arial2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Times New Roman1" svg:font-family="'Times New Roman'" style:font-pitch="variable"/>
    <style:font-face style:name="Arial3" svg:font-family="Arial" style:font-family-generic="modern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Courier New3" svg:font-family="'Courier Ne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line-height="100%" fo:text-align="center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.5cm" fo:line-height="100%" fo:text-align="start" fo:text-indent="0cm" style:punctuation-wrap="simple"/>
    </style:style>
    <style:style style:name="MP9" style:family="paragraph">
      <style:paragraph-properties fo:margin-left="0cm" fo:margin-right="0cm" fo:margin-top="0cm" fo:margin-bottom="0.4cm" fo:line-height="100%" fo:text-align="start" fo:text-indent="0cm" style:punctuation-wrap="simpl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style:text-line-through-type="none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style:text-line-through-style="none" style:text-line-through-type="none" style:font-name="Arial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5" style:family="text">
      <style:text-properties style:text-line-through-style="none" style:text-line-through-type="none" style:font-name="Arial" fo:font-size="28pt" fo:letter-spacing="normal" fo:font-style="normal" style:text-underline-style="none" fo:font-weight="normal" style:font-name-asian="Droid Sans Fallback2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MT6" style:family="text">
      <style:text-properties style:text-line-through-style="none" style:text-line-through-type="none" style:font-name="Arial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7" style:family="text">
      <style:text-properties style:text-line-through-style="none" style:text-line-through-type="none" style:font-name="Arial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01cm" text:min-label-width="0.99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01cm" text:min-label-width="0.79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01cm" text:min-label-width="0.59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01cm" text:min-label-width="0.59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2" presentation:style-name="Mpr1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3" presentation:style-name="Mpr1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4.64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6" draw:layer="backgroundobjects" svg:width="25.198cm" svg:height="3.505cm" svg:x="1.4cm" svg:y="0.837cm" presentation:class="title" presentation:user-transformed="true">
        <draw:text-box>
          <text:list text:style-name="ML3">
            <text:list-item>
              <text:p text:style-name="MP5"><text:span text:style-name="MT3">Click to edit the title text formatClick to edit Master title style</text:span></text:p>
            </text:list-item>
          </text:list>
        </draw:text-box>
      </draw:frame>
      <draw:frame draw:name="Content Placeholder 2" presentation:style-name="Mpr5" draw:text-style-name="MP6" draw:layer="backgroundobjects" svg:width="24.638cm" svg:height="12.177cm" svg:x="1.4cm" svg:y="4.914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3" draw:layer="backgroundobjects" svg:width="0.001cm" svg:height="0.001cm" svg:x="0cm" svg:y="0cm" presentation:class="date-time">
        <draw:text-box>
          <text:p/>
        </draw:text-box>
      </draw:frame>
      <draw:frame draw:name="Footer Placeholder 4" presentation:style-name="Mpr6" draw:text-style-name="MP3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3" draw:layer="backgroundobjects" svg:width="0.001cm" svg:height="0.001cm" svg:x="0cm" svg:y="0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5cm" svg:height="11.135cm" svg:x="3.074cm" svg:y="2.257cm" presentation:class="page"/>
        <draw:frame presentation:style-name="Title_20_and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17T18:56:19.918330191</dc:date>
    <dc:creator>Mark Woodrow</dc:creator>
    <meta:generator>LibreOffice/4.2.8.2$Linux_x86 LibreOffice_project/420m0$Build-2</meta:generator>
    <meta:editing-duration>PT1H53M47S</meta:editing-duration>
    <meta:editing-cycles>27</meta:editing-cycles>
    <meta:document-statistic meta:object-count="178"/>
  </office:meta>
</office:document-meta>
</file>